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255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6.1660416666667cm"/>
    </style:style>
    <style:style style:name="co5" style:family="table-column">
      <style:table-column-properties fo:break-before="auto" style:column-width="7.75229166666667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6" table:number-rows-spanned="1" table:style-name="ce3">
            <text:p>Sprint Backlo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Implementação do backend com Flask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Aplicação funcionando à partir do framework "Flask"</text:p>
          </table:table-cell>
          <table:table-cell office:value-type="string" table:style-name="ce6">
            <text:p>Demonstração das funcionalidad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Implementação do Banco de Dados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Compreender o funcionamento do DB</text:p>
          </table:table-cell>
          <table:table-cell office:value-type="string" table:style-name="ce6">
            <text:p>Banco de Dados conect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3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Atualização da documentação no GitHub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Informações sobre o projeto atualizadas</text:p>
          </table:table-cell>
          <table:table-cell office:value-type="string" table:style-name="ce6">
            <text:p>GitHub atu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Levantamento de requisitos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Compreender necessidades do cliente</text:p>
          </table:table-cell>
          <table:table-cell office:value-type="string" table:style-name="ce6">
            <text:p>Aprovação do proje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5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Protótipo Figma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Idealizar um protótipo para validação</text:p>
          </table:table-cell>
          <table:table-cell office:value-type="string" table:style-name="ce6">
            <text:p>Protótipo Figma fin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Montar e atualizar BurnDown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<text:s/>Finalizar o gráfico de BurnDown<text:s/></text:p>
          </table:table-cell>
          <table:table-cell office:value-type="string" table:style-name="ce4">
            <text:p>BurnDown fin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Montar e atualizar BackLog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Finalizar a tabela de Backlog</text:p>
          </table:table-cell>
          <table:table-cell office:value-type="string" table:style-name="ce4">
            <text:p>Backlog fin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Página "consultar" HTML<text:s/>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Atualizar a página "consultar" com o novo design</text:p>
          </table:table-cell>
          <table:table-cell office:value-type="string" table:style-name="ce4">
            <text:p>Página "consultar" atualiz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Pagina 'home" HTML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Desenvolver a página "home" com o novo desing</text:p>
          </table:table-cell>
          <table:table-cell office:value-type="string" table:style-name="ce4">
            <text:p>Página "home" comple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Página "reportar problema" HTML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Atualizar a página "reportar problema" com o novo design</text:p>
          </table:table-cell>
          <table:table-cell office:value-type="string" table:style-name="ce4">
            <text:p>Página "reportar problema" atualiz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Página "login" HTML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Desenvolver a página "login" com o novo design</text:p>
          </table:table-cell>
          <table:table-cell office:value-type="string" table:style-name="ce4">
            <text:p>Página "login" comple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2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Pagina "sign-up" HTML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Desenvolver a pagina "sign-sign" com o novo design</text:p>
          </table:table-cell>
          <table:table-cell office:value-type="string" table:style-name="ce4">
            <text:p>Página "sign-up" comple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3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Obter info sobre labs e máq.s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Informações sobre os laboratórios e máquinas disponíveis na plataforma</text:p>
          </table:table-cell>
          <table:table-cell office:value-type="string" table:style-name="ce4">
            <text:p>Especificações das máquinas disponíve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4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Implementar sugestões dos usuários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Aplicar as sugestões recebidas no projeto</text:p>
          </table:table-cell>
          <table:table-cell office:value-type="string" table:style-name="ce4">
            <text:p>Sugestões dos usuários implementad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5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Definir paleta de cores</text:p>
          </table:table-cell>
          <table:table-cell office:value-type="string" table:style-name="ce2">
            <text:p>1h</text:p>
          </table:table-cell>
          <table:table-cell office:value-type="string" table:style-name="ce4">
            <text:p>Definição da paleta de cores do projeto</text:p>
          </table:table-cell>
          <table:table-cell office:value-type="string" table:style-name="ce7">
            <text:p>Paleta de cores defini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6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Mapear o layout dos laboratórios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Mapa dos laboratórios disponíveis na plataforma</text:p>
          </table:table-cell>
          <table:table-cell office:value-type="string" table:style-name="ce8">
            <text:p>Mapas disponíveis na área "reportar problema"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7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Estilização com Bootstrap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Elementos estilizados com a ferramenta bootstrap</text:p>
          </table:table-cell>
          <table:table-cell office:value-type="string" table:style-name="ce8">
            <text:p>Estilização da página "home" e outras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Alita Amancio</meta:initial-creator>
    <dc:creator/>
    <meta:creation-date>2022-10-09T16:17:16Z</meta:creation-date>
    <dc:date>2022-10-09T20:45:09Z</dc:date>
    <meta:user-defined meta:name="ContentTypeId">0x010100D5ACF3D47672DA4E95C44B990DAAA525</meta:user-defined>
  </office:meta>
</office:document-meta>
</file>